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2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" office:value-type="float" office:value="300" calcext:value-type="float">
            <text:p>300</text:p>
          </table:table-cell>
          <table:table-cell table:formula="of:=ROUND([.K14])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table:formula="of:=-([.$P17]/2-0.25)*[.$P$18]" office:value-type="float" office:value="-2204.86111111111" calcext:value-type="float">
            <text:p>-2204,8611111111</text:p>
          </table:table-cell>
          <table:table-cell office:value-type="float" office:value="1" calcext:value-type="float">
            <text:p>1</text:p>
          </table:table-cell>
          <table:table-cell table:formula="of:=[.$P14]" office:value-type="float" office:value="-2204.86111111111" calcext:value-type="float">
            <text:p>-2204,8611111111</text:p>
          </table:table-cell>
          <table:table-cell table:formula="of:=ROUND([.R14])" office:value-type="float" office:value="-2205" calcext:value-type="float">
            <text:p>-2205</text:p>
          </table:table-cell>
          <table:table-cell/>
          <table:table-cell table:formula="of:=[.$S$77]" office:value-type="float" office:value="2170" calcext:value-type="float">
            <text:p>21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s</text:p>
          </table:table-cell>
          <table:table-cell table:formula="of:=[.D14]/60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J14]+1" office:value-type="float" office:value="2" calcext:value-type="float">
            <text:p>2</text:p>
          </table:table-cell>
          <table:table-cell table:formula="of:=[.K14]+([.$H$15]-[.$H$14])/([.$H$17]-1)" office:value-type="float" office:value="334.920634920635" calcext:value-type="float">
            <text:p>334,9206349206</text:p>
          </table:table-cell>
          <table:table-cell table:formula="of:=ROUND([.K15])"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 table:formula="of:=[.Q14]+1" office:value-type="float" office:value="2" calcext:value-type="float">
            <text:p>2</text:p>
          </table:table-cell>
          <table:table-cell table:formula="of:=[.R14]+[.$P$18]" office:value-type="float" office:value="-2135.41666666667" calcext:value-type="float">
            <text:p>-2135,4166666667</text:p>
          </table:table-cell>
          <table:table-cell table:formula="of:=ROUND([.R15])" office:value-type="float" office:value="-2135" calcext:value-type="float">
            <text:p>-2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r</text:p>
          </table:table-cell>
          <table:table-cell table:formula="of:=1/[.D15]" office:value-type="float" office:value="0.00833333333333333" calcext:value-type="float">
            <text:p>0,0083333333</text:p>
          </table:table-cell>
          <table:table-cell table:number-columns-repeated="5"/>
          <table:table-cell table:formula="of:=[.J15]+1" office:value-type="float" office:value="3" calcext:value-type="float">
            <text:p>3</text:p>
          </table:table-cell>
          <table:table-cell table:formula="of:=[.K15]+([.$H$15]-[.$H$14])/([.$H$17]-1)" office:value-type="float" office:value="369.84126984127" calcext:value-type="float">
            <text:p>369,8412698413</text:p>
          </table:table-cell>
          <table:table-cell table:formula="of:=ROUND([.K16])" office:value-type="float" office:value="370" calcext:value-type="float">
            <text:p>370</text:p>
          </table:table-cell>
          <table:table-cell table:number-columns-repeated="4"/>
          <table:table-cell table:formula="of:=[.Q15]+1" office:value-type="float" office:value="3" calcext:value-type="float">
            <text:p>3</text:p>
          </table:table-cell>
          <table:table-cell table:formula="of:=[.R15]+[.$P$18]" office:value-type="float" office:value="-2065.97222222222" calcext:value-type="float">
            <text:p>-2065,9722222222</text:p>
          </table:table-cell>
          <table:table-cell table:formula="of:=ROUND([.R16])" office:value-type="float" office:value="-2066" calcext:value-type="float">
            <text:p>-20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 time</text:p>
          </table:table-cell>
          <table:table-cell office:value-type="float" office:value="0.000009" calcext:value-type="float">
            <text:p>0,000009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J16]+1" office:value-type="float" office:value="4" calcext:value-type="float">
            <text:p>4</text:p>
          </table:table-cell>
          <table:table-cell table:formula="of:=[.K16]+([.$H$15]-[.$H$14])/([.$H$17]-1)" office:value-type="float" office:value="404.761904761905" calcext:value-type="float">
            <text:p>404,7619047619</text:p>
          </table:table-cell>
          <table:table-cell table:formula="of:=ROUND([.K17])"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 table:formula="of:=[.Q16]+1" office:value-type="float" office:value="4" calcext:value-type="float">
            <text:p>4</text:p>
          </table:table-cell>
          <table:table-cell table:formula="of:=[.R16]+[.$P$18]" office:value-type="float" office:value="-1996.52777777778" calcext:value-type="float">
            <text:p>-1996,5277777778</text:p>
          </table:table-cell>
          <table:table-cell table:formula="of:=ROUND([.R17])" office:value-type="float" office:value="-1997" calcext:value-type="float">
            <text:p>-1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s per rev</text:p>
          </table:table-cell>
          <table:table-cell table:formula="of:=[.D16]/[.D17]" office:value-type="float" office:value="925.925925925926" calcext:value-type="float">
            <text:p>925,9259259259</text:p>
          </table:table-cell>
          <table:table-cell table:number-columns-repeated="5"/>
          <table:table-cell table:formula="of:=[.J17]+1" office:value-type="float" office:value="5" calcext:value-type="float">
            <text:p>5</text:p>
          </table:table-cell>
          <table:table-cell table:formula="of:=[.K17]+([.$H$15]-[.$H$14])/([.$H$17]-1)" office:value-type="float" office:value="439.68253968254" calcext:value-type="float">
            <text:p>439,6825396825</text:p>
          </table:table-cell>
          <table:table-cell table:formula="of:=ROUND([.K18])"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10000/144" office:value-type="float" office:value="69.4444444444444" calcext:value-type="float">
            <text:p>69,4444444444</text:p>
          </table:table-cell>
          <table:table-cell table:formula="of:=[.Q17]+1" office:value-type="float" office:value="5" calcext:value-type="float">
            <text:p>5</text:p>
          </table:table-cell>
          <table:table-cell table:formula="of:=[.R17]+[.$P$18]" office:value-type="float" office:value="-1927.08333333333" calcext:value-type="float">
            <text:p>-1927,0833333333</text:p>
          </table:table-cell>
          <table:table-cell table:formula="of:=ROUND([.R18])" office:value-type="float" office:value="-1927" calcext:value-type="float">
            <text:p>-192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8]+1" office:value-type="float" office:value="6" calcext:value-type="float">
            <text:p>6</text:p>
          </table:table-cell>
          <table:table-cell table:formula="of:=[.K18]+([.$H$15]-[.$H$14])/([.$H$17]-1)" office:value-type="float" office:value="474.603174603175" calcext:value-type="float">
            <text:p>474,6031746032</text:p>
          </table:table-cell>
          <table:table-cell table:formula="of:=ROUND([.K19])"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led distance/4</text:p>
          </table:table-cell>
          <table:table-cell table:formula="of:=[.P18]/4" office:value-type="float" office:value="17.3611111111111" calcext:value-type="float">
            <text:p>17,3611111111</text:p>
          </table:table-cell>
          <table:table-cell table:formula="of:=[.Q18]+1" office:value-type="float" office:value="6" calcext:value-type="float">
            <text:p>6</text:p>
          </table:table-cell>
          <table:table-cell table:formula="of:=[.R18]+[.$P$18]" office:value-type="float" office:value="-1857.63888888889" calcext:value-type="float">
            <text:p>-1857,6388888889</text:p>
          </table:table-cell>
          <table:table-cell table:formula="of:=ROUND([.R19])" office:value-type="float" office:value="-1858" calcext:value-type="float">
            <text:p>-185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9]+1" office:value-type="float" office:value="7" calcext:value-type="float">
            <text:p>7</text:p>
          </table:table-cell>
          <table:table-cell table:formula="of:=[.K19]+([.$H$15]-[.$H$14])/([.$H$17]-1)" office:value-type="float" office:value="509.52380952381" calcext:value-type="float">
            <text:p>509,5238095238</text:p>
          </table:table-cell>
          <table:table-cell table:formula="of:=ROUND([.K20])" office:value-type="float" office:value="510" calcext:value-type="float">
            <text:p>510</text:p>
          </table:table-cell>
          <table:table-cell table:number-columns-repeated="4"/>
          <table:table-cell table:formula="of:=[.Q19]+1" office:value-type="float" office:value="7" calcext:value-type="float">
            <text:p>7</text:p>
          </table:table-cell>
          <table:table-cell table:formula="of:=[.R19]+[.$P$18]" office:value-type="float" office:value="-1788.19444444444" calcext:value-type="float">
            <text:p>-1788,1944444445</text:p>
          </table:table-cell>
          <table:table-cell table:formula="of:=ROUND([.R20])" office:value-type="float" office:value="-1788" calcext:value-type="float">
            <text:p>-178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0]+1" office:value-type="float" office:value="8" calcext:value-type="float">
            <text:p>8</text:p>
          </table:table-cell>
          <table:table-cell table:formula="of:=[.K20]+([.$H$15]-[.$H$14])/([.$H$17]-1)" office:value-type="float" office:value="544.444444444445" calcext:value-type="float">
            <text:p>544,4444444444</text:p>
          </table:table-cell>
          <table:table-cell table:formula="of:=ROUND([.K21])" office:value-type="float" office:value="544" calcext:value-type="float">
            <text:p>544</text:p>
          </table:table-cell>
          <table:table-cell table:number-columns-repeated="4"/>
          <table:table-cell table:formula="of:=[.Q20]+1" office:value-type="float" office:value="8" calcext:value-type="float">
            <text:p>8</text:p>
          </table:table-cell>
          <table:table-cell table:formula="of:=[.R20]+[.$P$18]" office:value-type="float" office:value="-1718.75" calcext:value-type="float">
            <text:p>-1718,75</text:p>
          </table:table-cell>
          <table:table-cell table:formula="of:=ROUND([.R21])" office:value-type="float" office:value="-1719" calcext:value-type="float">
            <text:p>-171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1]+1" office:value-type="float" office:value="9" calcext:value-type="float">
            <text:p>9</text:p>
          </table:table-cell>
          <table:table-cell table:formula="of:=[.K21]+([.$H$15]-[.$H$14])/([.$H$17]-1)" office:value-type="float" office:value="579.36507936508" calcext:value-type="float">
            <text:p>579,3650793651</text:p>
          </table:table-cell>
          <table:table-cell table:formula="of:=ROUND([.K22])" office:value-type="float" office:value="579" calcext:value-type="float">
            <text:p>579</text:p>
          </table:table-cell>
          <table:table-cell table:number-columns-repeated="4"/>
          <table:table-cell table:formula="of:=[.Q21]+1" office:value-type="float" office:value="9" calcext:value-type="float">
            <text:p>9</text:p>
          </table:table-cell>
          <table:table-cell table:formula="of:=[.R21]+[.$P$18]" office:value-type="float" office:value="-1649.30555555556" calcext:value-type="float">
            <text:p>-1649,3055555556</text:p>
          </table:table-cell>
          <table:table-cell table:formula="of:=ROUND([.R22])" office:value-type="float" office:value="-1649" calcext:value-type="float">
            <text:p>-164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2]+1" office:value-type="float" office:value="10" calcext:value-type="float">
            <text:p>10</text:p>
          </table:table-cell>
          <table:table-cell table:formula="of:=[.K22]+([.$H$15]-[.$H$14])/([.$H$17]-1)" office:value-type="float" office:value="614.285714285714" calcext:value-type="float">
            <text:p>614,2857142857</text:p>
          </table:table-cell>
          <table:table-cell table:formula="of:=ROUND([.K23])" office:value-type="float" office:value="614" calcext:value-type="float">
            <text:p>614</text:p>
          </table:table-cell>
          <table:table-cell table:number-columns-repeated="4"/>
          <table:table-cell table:formula="of:=[.Q22]+1" office:value-type="float" office:value="10" calcext:value-type="float">
            <text:p>10</text:p>
          </table:table-cell>
          <table:table-cell table:formula="of:=[.R22]+[.$P$18]" office:value-type="float" office:value="-1579.86111111111" calcext:value-type="float">
            <text:p>-1579,8611111111</text:p>
          </table:table-cell>
          <table:table-cell table:formula="of:=ROUND([.R23])" office:value-type="float" office:value="-1580" calcext:value-type="float">
            <text:p>-158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3]+1" office:value-type="float" office:value="11" calcext:value-type="float">
            <text:p>11</text:p>
          </table:table-cell>
          <table:table-cell table:formula="of:=[.K23]+([.$H$15]-[.$H$14])/([.$H$17]-1)" office:value-type="float" office:value="649.206349206349" calcext:value-type="float">
            <text:p>649,2063492064</text:p>
          </table:table-cell>
          <table:table-cell table:formula="of:=ROUND([.K24])" office:value-type="float" office:value="649" calcext:value-type="float">
            <text:p>649</text:p>
          </table:table-cell>
          <table:table-cell table:number-columns-repeated="4"/>
          <table:table-cell table:formula="of:=[.Q23]+1" office:value-type="float" office:value="11" calcext:value-type="float">
            <text:p>11</text:p>
          </table:table-cell>
          <table:table-cell table:formula="of:=[.R23]+[.$P$18]" office:value-type="float" office:value="-1510.41666666667" calcext:value-type="float">
            <text:p>-1510,4166666667</text:p>
          </table:table-cell>
          <table:table-cell table:formula="of:=ROUND([.R24])" office:value-type="float" office:value="-1510" calcext:value-type="float">
            <text:p>-151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4]+1" office:value-type="float" office:value="12" calcext:value-type="float">
            <text:p>12</text:p>
          </table:table-cell>
          <table:table-cell table:formula="of:=[.K24]+([.$H$15]-[.$H$14])/([.$H$17]-1)" office:value-type="float" office:value="684.126984126984" calcext:value-type="float">
            <text:p>684,126984127</text:p>
          </table:table-cell>
          <table:table-cell table:formula="of:=ROUND([.K25])" office:value-type="float" office:value="684" calcext:value-type="float">
            <text:p>684</text:p>
          </table:table-cell>
          <table:table-cell table:number-columns-repeated="4"/>
          <table:table-cell table:formula="of:=[.Q24]+1" office:value-type="float" office:value="12" calcext:value-type="float">
            <text:p>12</text:p>
          </table:table-cell>
          <table:table-cell table:formula="of:=[.R24]+[.$P$18]" office:value-type="float" office:value="-1440.97222222222" calcext:value-type="float">
            <text:p>-1440,9722222222</text:p>
          </table:table-cell>
          <table:table-cell table:formula="of:=ROUND([.R25])" office:value-type="float" office:value="-1441" calcext:value-type="float">
            <text:p>-144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5]+1" office:value-type="float" office:value="13" calcext:value-type="float">
            <text:p>13</text:p>
          </table:table-cell>
          <table:table-cell table:formula="of:=[.K25]+([.$H$15]-[.$H$14])/([.$H$17]-1)" office:value-type="float" office:value="719.047619047619" calcext:value-type="float">
            <text:p>719,0476190476</text:p>
          </table:table-cell>
          <table:table-cell table:formula="of:=ROUND([.K26])" office:value-type="float" office:value="719" calcext:value-type="float">
            <text:p>719</text:p>
          </table:table-cell>
          <table:table-cell table:number-columns-repeated="4"/>
          <table:table-cell table:formula="of:=[.Q25]+1" office:value-type="float" office:value="13" calcext:value-type="float">
            <text:p>13</text:p>
          </table:table-cell>
          <table:table-cell table:formula="of:=[.R25]+[.$P$18]" office:value-type="float" office:value="-1371.52777777778" calcext:value-type="float">
            <text:p>-1371,5277777778</text:p>
          </table:table-cell>
          <table:table-cell table:formula="of:=ROUND([.R26])" office:value-type="float" office:value="-1372" calcext:value-type="float">
            <text:p>-137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6]+1" office:value-type="float" office:value="14" calcext:value-type="float">
            <text:p>14</text:p>
          </table:table-cell>
          <table:table-cell table:formula="of:=[.K26]+([.$H$15]-[.$H$14])/([.$H$17]-1)" office:value-type="float" office:value="753.968253968254" calcext:value-type="float">
            <text:p>753,9682539683</text:p>
          </table:table-cell>
          <table:table-cell table:formula="of:=ROUND([.K27])" office:value-type="float" office:value="754" calcext:value-type="float">
            <text:p>754</text:p>
          </table:table-cell>
          <table:table-cell table:number-columns-repeated="4"/>
          <table:table-cell table:formula="of:=[.Q26]+1" office:value-type="float" office:value="14" calcext:value-type="float">
            <text:p>14</text:p>
          </table:table-cell>
          <table:table-cell table:formula="of:=[.R26]+[.$P$18]" office:value-type="float" office:value="-1302.08333333333" calcext:value-type="float">
            <text:p>-1302,0833333333</text:p>
          </table:table-cell>
          <table:table-cell table:formula="of:=ROUND([.R27])" office:value-type="float" office:value="-1302" calcext:value-type="float">
            <text:p>-130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7]+1" office:value-type="float" office:value="15" calcext:value-type="float">
            <text:p>15</text:p>
          </table:table-cell>
          <table:table-cell table:formula="of:=[.K27]+([.$H$15]-[.$H$14])/([.$H$17]-1)" office:value-type="float" office:value="788.888888888889" calcext:value-type="float">
            <text:p>788,8888888889</text:p>
          </table:table-cell>
          <table:table-cell table:formula="of:=ROUND([.K28])" office:value-type="float" office:value="789" calcext:value-type="float">
            <text:p>789</text:p>
          </table:table-cell>
          <table:table-cell table:number-columns-repeated="4"/>
          <table:table-cell table:formula="of:=[.Q27]+1" office:value-type="float" office:value="15" calcext:value-type="float">
            <text:p>15</text:p>
          </table:table-cell>
          <table:table-cell table:formula="of:=[.R27]+[.$P$18]" office:value-type="float" office:value="-1232.63888888889" calcext:value-type="float">
            <text:p>-1232,6388888889</text:p>
          </table:table-cell>
          <table:table-cell table:formula="of:=ROUND([.R28])" office:value-type="float" office:value="-1233" calcext:value-type="float">
            <text:p>-123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8]+1" office:value-type="float" office:value="16" calcext:value-type="float">
            <text:p>16</text:p>
          </table:table-cell>
          <table:table-cell table:formula="of:=[.K28]+([.$H$15]-[.$H$14])/([.$H$17]-1)" office:value-type="float" office:value="823.809523809524" calcext:value-type="float">
            <text:p>823,8095238095</text:p>
          </table:table-cell>
          <table:table-cell table:formula="of:=ROUND([.K29])" office:value-type="float" office:value="824" calcext:value-type="float">
            <text:p>824</text:p>
          </table:table-cell>
          <table:table-cell table:number-columns-repeated="4"/>
          <table:table-cell table:formula="of:=[.Q28]+1" office:value-type="float" office:value="16" calcext:value-type="float">
            <text:p>16</text:p>
          </table:table-cell>
          <table:table-cell table:formula="of:=[.R28]+[.$P$18]" office:value-type="float" office:value="-1163.19444444445" calcext:value-type="float">
            <text:p>-1163,1944444445</text:p>
          </table:table-cell>
          <table:table-cell table:formula="of:=ROUND([.R29])" office:value-type="float" office:value="-1163" calcext:value-type="float">
            <text:p>-116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29]+1" office:value-type="float" office:value="17" calcext:value-type="float">
            <text:p>17</text:p>
          </table:table-cell>
          <table:table-cell table:formula="of:=[.K29]+([.$H$15]-[.$H$14])/([.$H$17]-1)" office:value-type="float" office:value="858.730158730159" calcext:value-type="float">
            <text:p>858,7301587302</text:p>
          </table:table-cell>
          <table:table-cell table:formula="of:=ROUND([.K30])" office:value-type="float" office:value="859" calcext:value-type="float">
            <text:p>859</text:p>
          </table:table-cell>
          <table:table-cell table:number-columns-repeated="4"/>
          <table:table-cell table:formula="of:=[.Q29]+1" office:value-type="float" office:value="17" calcext:value-type="float">
            <text:p>17</text:p>
          </table:table-cell>
          <table:table-cell table:formula="of:=[.R29]+[.$P$18]" office:value-type="float" office:value="-1093.75" calcext:value-type="float">
            <text:p>-1093,75</text:p>
          </table:table-cell>
          <table:table-cell table:formula="of:=ROUND([.R30])" office:value-type="float" office:value="-1094" calcext:value-type="float">
            <text:p>-109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0]+1" office:value-type="float" office:value="18" calcext:value-type="float">
            <text:p>18</text:p>
          </table:table-cell>
          <table:table-cell table:formula="of:=[.K30]+([.$H$15]-[.$H$14])/([.$H$17]-1)" office:value-type="float" office:value="893.650793650794" calcext:value-type="float">
            <text:p>893,6507936508</text:p>
          </table:table-cell>
          <table:table-cell table:formula="of:=ROUND([.K31])" office:value-type="float" office:value="894" calcext:value-type="float">
            <text:p>894</text:p>
          </table:table-cell>
          <table:table-cell table:number-columns-repeated="4"/>
          <table:table-cell table:formula="of:=[.Q30]+1" office:value-type="float" office:value="18" calcext:value-type="float">
            <text:p>18</text:p>
          </table:table-cell>
          <table:table-cell table:formula="of:=[.R30]+[.$P$18]" office:value-type="float" office:value="-1024.30555555556" calcext:value-type="float">
            <text:p>-1024,3055555556</text:p>
          </table:table-cell>
          <table:table-cell table:formula="of:=ROUND([.R31])" office:value-type="float" office:value="-1024" calcext:value-type="float">
            <text:p>-102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1]+1" office:value-type="float" office:value="19" calcext:value-type="float">
            <text:p>19</text:p>
          </table:table-cell>
          <table:table-cell table:formula="of:=[.K31]+([.$H$15]-[.$H$14])/([.$H$17]-1)" office:value-type="float" office:value="928.571428571429" calcext:value-type="float">
            <text:p>928,5714285714</text:p>
          </table:table-cell>
          <table:table-cell table:formula="of:=ROUND([.K32])" office:value-type="float" office:value="929" calcext:value-type="float">
            <text:p>929</text:p>
          </table:table-cell>
          <table:table-cell table:number-columns-repeated="4"/>
          <table:table-cell table:formula="of:=[.Q31]+1" office:value-type="float" office:value="19" calcext:value-type="float">
            <text:p>19</text:p>
          </table:table-cell>
          <table:table-cell table:formula="of:=[.R31]+[.$P$18]" office:value-type="float" office:value="-954.861111111113" calcext:value-type="float">
            <text:p>-954,8611111111</text:p>
          </table:table-cell>
          <table:table-cell table:formula="of:=ROUND([.R32])" office:value-type="float" office:value="-955" calcext:value-type="float">
            <text:p>-95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2]+1" office:value-type="float" office:value="20" calcext:value-type="float">
            <text:p>20</text:p>
          </table:table-cell>
          <table:table-cell table:formula="of:=[.K32]+([.$H$15]-[.$H$14])/([.$H$17]-1)" office:value-type="float" office:value="963.492063492064" calcext:value-type="float">
            <text:p>963,4920634921</text:p>
          </table:table-cell>
          <table:table-cell table:formula="of:=ROUND([.K33])" office:value-type="float" office:value="963" calcext:value-type="float">
            <text:p>963</text:p>
          </table:table-cell>
          <table:table-cell table:number-columns-repeated="4"/>
          <table:table-cell table:formula="of:=[.Q32]+1" office:value-type="float" office:value="20" calcext:value-type="float">
            <text:p>20</text:p>
          </table:table-cell>
          <table:table-cell table:formula="of:=[.R32]+[.$P$18]" office:value-type="float" office:value="-885.416666666668" calcext:value-type="float">
            <text:p>-885,4166666667</text:p>
          </table:table-cell>
          <table:table-cell table:formula="of:=ROUND([.R33])" office:value-type="float" office:value="-885" calcext:value-type="float">
            <text:p>-88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3]+1" office:value-type="float" office:value="21" calcext:value-type="float">
            <text:p>21</text:p>
          </table:table-cell>
          <table:table-cell table:formula="of:=[.K33]+([.$H$15]-[.$H$14])/([.$H$17]-1)" office:value-type="float" office:value="998.412698412699" calcext:value-type="float">
            <text:p>998,4126984127</text:p>
          </table:table-cell>
          <table:table-cell table:formula="of:=ROUND([.K34])" office:value-type="float" office:value="998" calcext:value-type="float">
            <text:p>998</text:p>
          </table:table-cell>
          <table:table-cell table:number-columns-repeated="4"/>
          <table:table-cell table:formula="of:=[.Q33]+1" office:value-type="float" office:value="21" calcext:value-type="float">
            <text:p>21</text:p>
          </table:table-cell>
          <table:table-cell table:formula="of:=[.R33]+[.$P$18]" office:value-type="float" office:value="-815.972222222224" calcext:value-type="float">
            <text:p>-815,9722222222</text:p>
          </table:table-cell>
          <table:table-cell table:formula="of:=ROUND([.R34])" office:value-type="float" office:value="-816" calcext:value-type="float">
            <text:p>-81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4]+1" office:value-type="float" office:value="22" calcext:value-type="float">
            <text:p>22</text:p>
          </table:table-cell>
          <table:table-cell table:formula="of:=[.K34]+([.$H$15]-[.$H$14])/([.$H$17]-1)" office:value-type="float" office:value="1033.33333333333" calcext:value-type="float">
            <text:p>1033,3333333333</text:p>
          </table:table-cell>
          <table:table-cell table:formula="of:=ROUND([.K35])" office:value-type="float" office:value="1033" calcext:value-type="float">
            <text:p>1033</text:p>
          </table:table-cell>
          <table:table-cell table:number-columns-repeated="4"/>
          <table:table-cell table:formula="of:=[.Q34]+1" office:value-type="float" office:value="22" calcext:value-type="float">
            <text:p>22</text:p>
          </table:table-cell>
          <table:table-cell table:formula="of:=[.R34]+[.$P$18]" office:value-type="float" office:value="-746.527777777779" calcext:value-type="float">
            <text:p>-746,5277777778</text:p>
          </table:table-cell>
          <table:table-cell table:formula="of:=ROUND([.R35])" office:value-type="float" office:value="-747" calcext:value-type="float">
            <text:p>-74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5]+1" office:value-type="float" office:value="23" calcext:value-type="float">
            <text:p>23</text:p>
          </table:table-cell>
          <table:table-cell table:formula="of:=[.K35]+([.$H$15]-[.$H$14])/([.$H$17]-1)" office:value-type="float" office:value="1068.25396825397" calcext:value-type="float">
            <text:p>1068,253968254</text:p>
          </table:table-cell>
          <table:table-cell table:formula="of:=ROUND([.K36])" office:value-type="float" office:value="1068" calcext:value-type="float">
            <text:p>1068</text:p>
          </table:table-cell>
          <table:table-cell table:number-columns-repeated="4"/>
          <table:table-cell table:formula="of:=[.Q35]+1" office:value-type="float" office:value="23" calcext:value-type="float">
            <text:p>23</text:p>
          </table:table-cell>
          <table:table-cell table:formula="of:=[.R35]+[.$P$18]" office:value-type="float" office:value="-677.083333333335" calcext:value-type="float">
            <text:p>-677,0833333333</text:p>
          </table:table-cell>
          <table:table-cell table:formula="of:=ROUND([.R36])" office:value-type="float" office:value="-677" calcext:value-type="float">
            <text:p>-67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6]+1" office:value-type="float" office:value="24" calcext:value-type="float">
            <text:p>24</text:p>
          </table:table-cell>
          <table:table-cell table:formula="of:=[.K36]+([.$H$15]-[.$H$14])/([.$H$17]-1)" office:value-type="float" office:value="1103.1746031746" calcext:value-type="float">
            <text:p>1103,1746031746</text:p>
          </table:table-cell>
          <table:table-cell table:formula="of:=ROUND([.K37])" office:value-type="float" office:value="1103" calcext:value-type="float">
            <text:p>1103</text:p>
          </table:table-cell>
          <table:table-cell table:number-columns-repeated="4"/>
          <table:table-cell table:formula="of:=[.Q36]+1" office:value-type="float" office:value="24" calcext:value-type="float">
            <text:p>24</text:p>
          </table:table-cell>
          <table:table-cell table:formula="of:=[.R36]+[.$P$18]" office:value-type="float" office:value="-607.63888888889" calcext:value-type="float">
            <text:p>-607,6388888889</text:p>
          </table:table-cell>
          <table:table-cell table:formula="of:=ROUND([.R37])" office:value-type="float" office:value="-608" calcext:value-type="float">
            <text:p>-60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7]+1" office:value-type="float" office:value="25" calcext:value-type="float">
            <text:p>25</text:p>
          </table:table-cell>
          <table:table-cell table:formula="of:=[.K37]+([.$H$15]-[.$H$14])/([.$H$17]-1)" office:value-type="float" office:value="1138.09523809524" calcext:value-type="float">
            <text:p>1138,0952380952</text:p>
          </table:table-cell>
          <table:table-cell table:formula="of:=ROUND([.K38])" office:value-type="float" office:value="1138" calcext:value-type="float">
            <text:p>1138</text:p>
          </table:table-cell>
          <table:table-cell table:number-columns-repeated="4"/>
          <table:table-cell table:formula="of:=[.Q37]+1" office:value-type="float" office:value="25" calcext:value-type="float">
            <text:p>25</text:p>
          </table:table-cell>
          <table:table-cell table:formula="of:=[.R37]+[.$P$18]" office:value-type="float" office:value="-538.194444444446" calcext:value-type="float">
            <text:p>-538,1944444444</text:p>
          </table:table-cell>
          <table:table-cell table:formula="of:=ROUND([.R38])" office:value-type="float" office:value="-538" calcext:value-type="float">
            <text:p>-53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8]+1" office:value-type="float" office:value="26" calcext:value-type="float">
            <text:p>26</text:p>
          </table:table-cell>
          <table:table-cell table:formula="of:=[.K38]+([.$H$15]-[.$H$14])/([.$H$17]-1)" office:value-type="float" office:value="1173.01587301587" calcext:value-type="float">
            <text:p>1173,0158730159</text:p>
          </table:table-cell>
          <table:table-cell table:formula="of:=ROUND([.K39])" office:value-type="float" office:value="1173" calcext:value-type="float">
            <text:p>1173</text:p>
          </table:table-cell>
          <table:table-cell table:number-columns-repeated="4"/>
          <table:table-cell table:formula="of:=[.Q38]+1" office:value-type="float" office:value="26" calcext:value-type="float">
            <text:p>26</text:p>
          </table:table-cell>
          <table:table-cell table:formula="of:=[.R38]+[.$P$18]" office:value-type="float" office:value="-468.750000000001" calcext:value-type="float">
            <text:p>-468,75</text:p>
          </table:table-cell>
          <table:table-cell table:formula="of:=ROUND([.R39])" office:value-type="float" office:value="-469" calcext:value-type="float">
            <text:p>-46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9]+1" office:value-type="float" office:value="27" calcext:value-type="float">
            <text:p>27</text:p>
          </table:table-cell>
          <table:table-cell table:formula="of:=[.K39]+([.$H$15]-[.$H$14])/([.$H$17]-1)" office:value-type="float" office:value="1207.93650793651" calcext:value-type="float">
            <text:p>1207,9365079365</text:p>
          </table:table-cell>
          <table:table-cell table:formula="of:=ROUND([.K40])" office:value-type="float" office:value="1208" calcext:value-type="float">
            <text:p>1208</text:p>
          </table:table-cell>
          <table:table-cell table:number-columns-repeated="4"/>
          <table:table-cell table:formula="of:=[.Q39]+1" office:value-type="float" office:value="27" calcext:value-type="float">
            <text:p>27</text:p>
          </table:table-cell>
          <table:table-cell table:formula="of:=[.R39]+[.$P$18]" office:value-type="float" office:value="-399.305555555557" calcext:value-type="float">
            <text:p>-399,3055555556</text:p>
          </table:table-cell>
          <table:table-cell table:formula="of:=ROUND([.R40])" office:value-type="float" office:value="-399" calcext:value-type="float">
            <text:p>-39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0]+1" office:value-type="float" office:value="28" calcext:value-type="float">
            <text:p>28</text:p>
          </table:table-cell>
          <table:table-cell table:formula="of:=[.K40]+([.$H$15]-[.$H$14])/([.$H$17]-1)" office:value-type="float" office:value="1242.85714285714" calcext:value-type="float">
            <text:p>1242,8571428572</text:p>
          </table:table-cell>
          <table:table-cell table:formula="of:=ROUND([.K41])" office:value-type="float" office:value="1243" calcext:value-type="float">
            <text:p>1243</text:p>
          </table:table-cell>
          <table:table-cell table:number-columns-repeated="4"/>
          <table:table-cell table:formula="of:=[.Q40]+1" office:value-type="float" office:value="28" calcext:value-type="float">
            <text:p>28</text:p>
          </table:table-cell>
          <table:table-cell table:formula="of:=[.R40]+[.$P$18]" office:value-type="float" office:value="-329.861111111112" calcext:value-type="float">
            <text:p>-329,8611111111</text:p>
          </table:table-cell>
          <table:table-cell table:formula="of:=ROUND([.R41])" office:value-type="float" office:value="-330" calcext:value-type="float">
            <text:p>-33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1]+1" office:value-type="float" office:value="29" calcext:value-type="float">
            <text:p>29</text:p>
          </table:table-cell>
          <table:table-cell table:formula="of:=[.K41]+([.$H$15]-[.$H$14])/([.$H$17]-1)" office:value-type="float" office:value="1277.77777777778" calcext:value-type="float">
            <text:p>1277,7777777778</text:p>
          </table:table-cell>
          <table:table-cell table:formula="of:=ROUND([.K42])" office:value-type="float" office:value="1278" calcext:value-type="float">
            <text:p>1278</text:p>
          </table:table-cell>
          <table:table-cell table:number-columns-repeated="4"/>
          <table:table-cell table:formula="of:=[.Q41]+1" office:value-type="float" office:value="29" calcext:value-type="float">
            <text:p>29</text:p>
          </table:table-cell>
          <table:table-cell table:formula="of:=[.R41]+[.$P$18]" office:value-type="float" office:value="-260.416666666668" calcext:value-type="float">
            <text:p>-260,4166666667</text:p>
          </table:table-cell>
          <table:table-cell table:formula="of:=ROUND([.R42])" office:value-type="float" office:value="-260" calcext:value-type="float">
            <text:p>-26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2]+1" office:value-type="float" office:value="30" calcext:value-type="float">
            <text:p>30</text:p>
          </table:table-cell>
          <table:table-cell table:formula="of:=[.K42]+([.$H$15]-[.$H$14])/([.$H$17]-1)" office:value-type="float" office:value="1312.69841269841" calcext:value-type="float">
            <text:p>1312,6984126984</text:p>
          </table:table-cell>
          <table:table-cell table:formula="of:=ROUND([.K43])" office:value-type="float" office:value="1313" calcext:value-type="float">
            <text:p>1313</text:p>
          </table:table-cell>
          <table:table-cell table:number-columns-repeated="4"/>
          <table:table-cell table:formula="of:=[.Q42]+1" office:value-type="float" office:value="30" calcext:value-type="float">
            <text:p>30</text:p>
          </table:table-cell>
          <table:table-cell table:formula="of:=[.R42]+[.$P$18]" office:value-type="float" office:value="-190.972222222224" calcext:value-type="float">
            <text:p>-190,9722222222</text:p>
          </table:table-cell>
          <table:table-cell table:formula="of:=ROUND([.R43])" office:value-type="float" office:value="-191" calcext:value-type="float">
            <text:p>-19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3]+1" office:value-type="float" office:value="31" calcext:value-type="float">
            <text:p>31</text:p>
          </table:table-cell>
          <table:table-cell table:formula="of:=[.K43]+([.$H$15]-[.$H$14])/([.$H$17]-1)" office:value-type="float" office:value="1347.61904761905" calcext:value-type="float">
            <text:p>1347,6190476191</text:p>
          </table:table-cell>
          <table:table-cell table:formula="of:=ROUND([.K44])" office:value-type="float" office:value="1348" calcext:value-type="float">
            <text:p>1348</text:p>
          </table:table-cell>
          <table:table-cell table:number-columns-repeated="4"/>
          <table:table-cell table:formula="of:=[.Q43]+1" office:value-type="float" office:value="31" calcext:value-type="float">
            <text:p>31</text:p>
          </table:table-cell>
          <table:table-cell table:formula="of:=[.R43]+[.$P$18]" office:value-type="float" office:value="-121.527777777779" calcext:value-type="float">
            <text:p>-121,5277777778</text:p>
          </table:table-cell>
          <table:table-cell table:formula="of:=ROUND([.R44])"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4]+1" office:value-type="float" office:value="32" calcext:value-type="float">
            <text:p>32</text:p>
          </table:table-cell>
          <table:table-cell table:formula="of:=[.K44]+([.$H$15]-[.$H$14])/([.$H$17]-1)" office:value-type="float" office:value="1382.53968253968" calcext:value-type="float">
            <text:p>1382,5396825397</text:p>
          </table:table-cell>
          <table:table-cell table:formula="of:=ROUND([.K45])" office:value-type="float" office:value="1383" calcext:value-type="float">
            <text:p>1383</text:p>
          </table:table-cell>
          <table:table-cell table:number-columns-repeated="4"/>
          <table:table-cell table:formula="of:=[.Q44]+1" office:value-type="float" office:value="32" calcext:value-type="float">
            <text:p>32</text:p>
          </table:table-cell>
          <table:table-cell table:formula="of:=[.R44]+[.$P$18]" office:value-type="float" office:value="-52.0833333333347" calcext:value-type="float">
            <text:p>-52,0833333333</text:p>
          </table:table-cell>
          <table:table-cell table:formula="of:=ROUND([.R45])" office:value-type="float" office:value="-52" calcext:value-type="float">
            <text:p>-5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5]+1" office:value-type="float" office:value="33" calcext:value-type="float">
            <text:p>33</text:p>
          </table:table-cell>
          <table:table-cell table:formula="of:=[.K45]+([.$H$15]-[.$H$14])/([.$H$17]-1)" office:value-type="float" office:value="1417.46031746032" calcext:value-type="float">
            <text:p>1417,4603174603</text:p>
          </table:table-cell>
          <table:table-cell table:formula="of:=ROUND([.K46])" office:value-type="float" office:value="1417" calcext:value-type="float">
            <text:p>1417</text:p>
          </table:table-cell>
          <table:table-cell table:number-columns-repeated="4"/>
          <table:table-cell table:formula="of:=[.Q45]+1" office:value-type="float" office:value="33" calcext:value-type="float">
            <text:p>33</text:p>
          </table:table-cell>
          <table:table-cell table:formula="of:=[.R45]+[.$P$18]" office:value-type="float" office:value="17.3611111111098" calcext:value-type="float">
            <text:p>17,3611111111</text:p>
          </table:table-cell>
          <table:table-cell table:formula="of:=ROUND([.R4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6]+1" office:value-type="float" office:value="34" calcext:value-type="float">
            <text:p>34</text:p>
          </table:table-cell>
          <table:table-cell table:formula="of:=[.K46]+([.$H$15]-[.$H$14])/([.$H$17]-1)" office:value-type="float" office:value="1452.38095238095" calcext:value-type="float">
            <text:p>1452,380952381</text:p>
          </table:table-cell>
          <table:table-cell table:formula="of:=ROUND([.K47])" office:value-type="float" office:value="1452" calcext:value-type="float">
            <text:p>1452</text:p>
          </table:table-cell>
          <table:table-cell table:number-columns-repeated="4"/>
          <table:table-cell table:formula="of:=[.Q46]+1" office:value-type="float" office:value="34" calcext:value-type="float">
            <text:p>34</text:p>
          </table:table-cell>
          <table:table-cell table:formula="of:=[.R46]+[.$P$18]" office:value-type="float" office:value="86.8055555555542" calcext:value-type="float">
            <text:p>86,8055555556</text:p>
          </table:table-cell>
          <table:table-cell table:formula="of:=ROUND([.R47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7]+1" office:value-type="float" office:value="35" calcext:value-type="float">
            <text:p>35</text:p>
          </table:table-cell>
          <table:table-cell table:formula="of:=[.K47]+([.$H$15]-[.$H$14])/([.$H$17]-1)" office:value-type="float" office:value="1487.30158730159" calcext:value-type="float">
            <text:p>1487,3015873016</text:p>
          </table:table-cell>
          <table:table-cell table:formula="of:=ROUND([.K48])" office:value-type="float" office:value="1487" calcext:value-type="float">
            <text:p>1487</text:p>
          </table:table-cell>
          <table:table-cell table:number-columns-repeated="4"/>
          <table:table-cell table:formula="of:=[.Q47]+1" office:value-type="float" office:value="35" calcext:value-type="float">
            <text:p>35</text:p>
          </table:table-cell>
          <table:table-cell table:formula="of:=[.R47]+[.$P$18]" office:value-type="float" office:value="156.249999999999" calcext:value-type="float">
            <text:p>156,25</text:p>
          </table:table-cell>
          <table:table-cell table:formula="of:=ROUND([.R48]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8]+1" office:value-type="float" office:value="36" calcext:value-type="float">
            <text:p>36</text:p>
          </table:table-cell>
          <table:table-cell table:formula="of:=[.K48]+([.$H$15]-[.$H$14])/([.$H$17]-1)" office:value-type="float" office:value="1522.22222222222" calcext:value-type="float">
            <text:p>1522,2222222222</text:p>
          </table:table-cell>
          <table:table-cell table:formula="of:=ROUND([.K49])" office:value-type="float" office:value="1522" calcext:value-type="float">
            <text:p>1522</text:p>
          </table:table-cell>
          <table:table-cell table:number-columns-repeated="4"/>
          <table:table-cell table:formula="of:=[.Q48]+1" office:value-type="float" office:value="36" calcext:value-type="float">
            <text:p>36</text:p>
          </table:table-cell>
          <table:table-cell table:formula="of:=[.R48]+[.$P$18]" office:value-type="float" office:value="225.694444444443" calcext:value-type="float">
            <text:p>225,6944444444</text:p>
          </table:table-cell>
          <table:table-cell table:formula="of:=ROUND([.R49])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9]+1" office:value-type="float" office:value="37" calcext:value-type="float">
            <text:p>37</text:p>
          </table:table-cell>
          <table:table-cell table:formula="of:=[.K49]+([.$H$15]-[.$H$14])/([.$H$17]-1)" office:value-type="float" office:value="1557.14285714286" calcext:value-type="float">
            <text:p>1557,1428571429</text:p>
          </table:table-cell>
          <table:table-cell table:formula="of:=ROUND([.K50])" office:value-type="float" office:value="1557" calcext:value-type="float">
            <text:p>1557</text:p>
          </table:table-cell>
          <table:table-cell table:number-columns-repeated="4"/>
          <table:table-cell table:formula="of:=[.Q49]+1" office:value-type="float" office:value="37" calcext:value-type="float">
            <text:p>37</text:p>
          </table:table-cell>
          <table:table-cell table:formula="of:=[.R49]+[.$P$18]" office:value-type="float" office:value="295.138888888888" calcext:value-type="float">
            <text:p>295,1388888889</text:p>
          </table:table-cell>
          <table:table-cell table:formula="of:=ROUND([.R50])"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0]+1" office:value-type="float" office:value="38" calcext:value-type="float">
            <text:p>38</text:p>
          </table:table-cell>
          <table:table-cell table:formula="of:=[.K50]+([.$H$15]-[.$H$14])/([.$H$17]-1)" office:value-type="float" office:value="1592.06349206349" calcext:value-type="float">
            <text:p>1592,0634920635</text:p>
          </table:table-cell>
          <table:table-cell table:formula="of:=ROUND([.K51])" office:value-type="float" office:value="1592" calcext:value-type="float">
            <text:p>1592</text:p>
          </table:table-cell>
          <table:table-cell table:number-columns-repeated="4"/>
          <table:table-cell table:formula="of:=[.Q50]+1" office:value-type="float" office:value="38" calcext:value-type="float">
            <text:p>38</text:p>
          </table:table-cell>
          <table:table-cell table:formula="of:=[.R50]+[.$P$18]" office:value-type="float" office:value="364.583333333332" calcext:value-type="float">
            <text:p>364,5833333333</text:p>
          </table:table-cell>
          <table:table-cell table:formula="of:=ROUND([.R51])"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1]+1" office:value-type="float" office:value="39" calcext:value-type="float">
            <text:p>39</text:p>
          </table:table-cell>
          <table:table-cell table:formula="of:=[.K51]+([.$H$15]-[.$H$14])/([.$H$17]-1)" office:value-type="float" office:value="1626.98412698413" calcext:value-type="float">
            <text:p>1626,9841269841</text:p>
          </table:table-cell>
          <table:table-cell table:formula="of:=ROUND([.K52])" office:value-type="float" office:value="1627" calcext:value-type="float">
            <text:p>1627</text:p>
          </table:table-cell>
          <table:table-cell table:number-columns-repeated="4"/>
          <table:table-cell table:formula="of:=[.Q51]+1" office:value-type="float" office:value="39" calcext:value-type="float">
            <text:p>39</text:p>
          </table:table-cell>
          <table:table-cell table:formula="of:=[.R51]+[.$P$18]" office:value-type="float" office:value="434.027777777777" calcext:value-type="float">
            <text:p>434,0277777778</text:p>
          </table:table-cell>
          <table:table-cell table:formula="of:=ROUND([.R52])"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2]+1" office:value-type="float" office:value="40" calcext:value-type="float">
            <text:p>40</text:p>
          </table:table-cell>
          <table:table-cell table:formula="of:=[.K52]+([.$H$15]-[.$H$14])/([.$H$17]-1)" office:value-type="float" office:value="1661.90476190476" calcext:value-type="float">
            <text:p>1661,9047619048</text:p>
          </table:table-cell>
          <table:table-cell table:formula="of:=ROUND([.K53])" office:value-type="float" office:value="1662" calcext:value-type="float">
            <text:p>1662</text:p>
          </table:table-cell>
          <table:table-cell table:number-columns-repeated="4"/>
          <table:table-cell table:formula="of:=[.Q52]+1" office:value-type="float" office:value="40" calcext:value-type="float">
            <text:p>40</text:p>
          </table:table-cell>
          <table:table-cell table:formula="of:=[.R52]+[.$P$18]" office:value-type="float" office:value="503.472222222221" calcext:value-type="float">
            <text:p>503,4722222222</text:p>
          </table:table-cell>
          <table:table-cell table:formula="of:=ROUND([.R53])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3]+1" office:value-type="float" office:value="41" calcext:value-type="float">
            <text:p>41</text:p>
          </table:table-cell>
          <table:table-cell table:formula="of:=[.K53]+([.$H$15]-[.$H$14])/([.$H$17]-1)" office:value-type="float" office:value="1696.8253968254" calcext:value-type="float">
            <text:p>1696,8253968254</text:p>
          </table:table-cell>
          <table:table-cell table:formula="of:=ROUND([.K54])" office:value-type="float" office:value="1697" calcext:value-type="float">
            <text:p>1697</text:p>
          </table:table-cell>
          <table:table-cell table:number-columns-repeated="4"/>
          <table:table-cell table:formula="of:=[.Q53]+1" office:value-type="float" office:value="41" calcext:value-type="float">
            <text:p>41</text:p>
          </table:table-cell>
          <table:table-cell table:formula="of:=[.R53]+[.$P$18]" office:value-type="float" office:value="572.916666666665" calcext:value-type="float">
            <text:p>572,9166666667</text:p>
          </table:table-cell>
          <table:table-cell table:formula="of:=ROUND([.R54])"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4]+1" office:value-type="float" office:value="42" calcext:value-type="float">
            <text:p>42</text:p>
          </table:table-cell>
          <table:table-cell table:formula="of:=[.K54]+([.$H$15]-[.$H$14])/([.$H$17]-1)" office:value-type="float" office:value="1731.74603174603" calcext:value-type="float">
            <text:p>1731,746031746</text:p>
          </table:table-cell>
          <table:table-cell table:formula="of:=ROUND([.K55])" office:value-type="float" office:value="1732" calcext:value-type="float">
            <text:p>1732</text:p>
          </table:table-cell>
          <table:table-cell table:number-columns-repeated="4"/>
          <table:table-cell table:formula="of:=[.Q54]+1" office:value-type="float" office:value="42" calcext:value-type="float">
            <text:p>42</text:p>
          </table:table-cell>
          <table:table-cell table:formula="of:=[.R54]+[.$P$18]" office:value-type="float" office:value="642.36111111111" calcext:value-type="float">
            <text:p>642,3611111111</text:p>
          </table:table-cell>
          <table:table-cell table:formula="of:=ROUND([.R55])"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5]+1" office:value-type="float" office:value="43" calcext:value-type="float">
            <text:p>43</text:p>
          </table:table-cell>
          <table:table-cell table:formula="of:=[.K55]+([.$H$15]-[.$H$14])/([.$H$17]-1)" office:value-type="float" office:value="1766.66666666667" calcext:value-type="float">
            <text:p>1766,6666666667</text:p>
          </table:table-cell>
          <table:table-cell table:formula="of:=ROUND([.K56])" office:value-type="float" office:value="1767" calcext:value-type="float">
            <text:p>1767</text:p>
          </table:table-cell>
          <table:table-cell table:number-columns-repeated="4"/>
          <table:table-cell table:formula="of:=[.Q55]+1" office:value-type="float" office:value="43" calcext:value-type="float">
            <text:p>43</text:p>
          </table:table-cell>
          <table:table-cell table:formula="of:=[.R55]+[.$P$18]" office:value-type="float" office:value="711.805555555554" calcext:value-type="float">
            <text:p>711,8055555556</text:p>
          </table:table-cell>
          <table:table-cell table:formula="of:=ROUND([.R56])"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6]+1" office:value-type="float" office:value="44" calcext:value-type="float">
            <text:p>44</text:p>
          </table:table-cell>
          <table:table-cell table:formula="of:=[.K56]+([.$H$15]-[.$H$14])/([.$H$17]-1)" office:value-type="float" office:value="1801.5873015873" calcext:value-type="float">
            <text:p>1801,5873015873</text:p>
          </table:table-cell>
          <table:table-cell table:formula="of:=ROUND([.K57])" office:value-type="float" office:value="1802" calcext:value-type="float">
            <text:p>1802</text:p>
          </table:table-cell>
          <table:table-cell table:number-columns-repeated="4"/>
          <table:table-cell table:formula="of:=[.Q56]+1" office:value-type="float" office:value="44" calcext:value-type="float">
            <text:p>44</text:p>
          </table:table-cell>
          <table:table-cell table:formula="of:=[.R56]+[.$P$18]" office:value-type="float" office:value="781.249999999999" calcext:value-type="float">
            <text:p>781,25</text:p>
          </table:table-cell>
          <table:table-cell table:formula="of:=ROUND([.R57])"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7]+1" office:value-type="float" office:value="45" calcext:value-type="float">
            <text:p>45</text:p>
          </table:table-cell>
          <table:table-cell table:formula="of:=[.K57]+([.$H$15]-[.$H$14])/([.$H$17]-1)" office:value-type="float" office:value="1836.50793650794" calcext:value-type="float">
            <text:p>1836,5079365079</text:p>
          </table:table-cell>
          <table:table-cell table:formula="of:=ROUND([.K58])" office:value-type="float" office:value="1837" calcext:value-type="float">
            <text:p>1837</text:p>
          </table:table-cell>
          <table:table-cell table:number-columns-repeated="4"/>
          <table:table-cell table:formula="of:=[.Q57]+1" office:value-type="float" office:value="45" calcext:value-type="float">
            <text:p>45</text:p>
          </table:table-cell>
          <table:table-cell table:formula="of:=[.R57]+[.$P$18]" office:value-type="float" office:value="850.694444444443" calcext:value-type="float">
            <text:p>850,6944444444</text:p>
          </table:table-cell>
          <table:table-cell table:formula="of:=ROUND([.R58])"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8]+1" office:value-type="float" office:value="46" calcext:value-type="float">
            <text:p>46</text:p>
          </table:table-cell>
          <table:table-cell table:formula="of:=[.K58]+([.$H$15]-[.$H$14])/([.$H$17]-1)" office:value-type="float" office:value="1871.42857142857" calcext:value-type="float">
            <text:p>1871,4285714286</text:p>
          </table:table-cell>
          <table:table-cell table:formula="of:=ROUND([.K59])" office:value-type="float" office:value="1871" calcext:value-type="float">
            <text:p>1871</text:p>
          </table:table-cell>
          <table:table-cell table:number-columns-repeated="4"/>
          <table:table-cell table:formula="of:=[.Q58]+1" office:value-type="float" office:value="46" calcext:value-type="float">
            <text:p>46</text:p>
          </table:table-cell>
          <table:table-cell table:formula="of:=[.R58]+[.$P$18]" office:value-type="float" office:value="920.138888888888" calcext:value-type="float">
            <text:p>920,1388888889</text:p>
          </table:table-cell>
          <table:table-cell table:formula="of:=ROUND([.R59])"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9]+1" office:value-type="float" office:value="47" calcext:value-type="float">
            <text:p>47</text:p>
          </table:table-cell>
          <table:table-cell table:formula="of:=[.K59]+([.$H$15]-[.$H$14])/([.$H$17]-1)" office:value-type="float" office:value="1906.34920634921" calcext:value-type="float">
            <text:p>1906,3492063492</text:p>
          </table:table-cell>
          <table:table-cell table:formula="of:=ROUND([.K60])" office:value-type="float" office:value="1906" calcext:value-type="float">
            <text:p>1906</text:p>
          </table:table-cell>
          <table:table-cell table:number-columns-repeated="4"/>
          <table:table-cell table:formula="of:=[.Q59]+1" office:value-type="float" office:value="47" calcext:value-type="float">
            <text:p>47</text:p>
          </table:table-cell>
          <table:table-cell table:formula="of:=[.R59]+[.$P$18]" office:value-type="float" office:value="989.583333333332" calcext:value-type="float">
            <text:p>989,5833333333</text:p>
          </table:table-cell>
          <table:table-cell table:formula="of:=ROUND([.R60])"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0]+1" office:value-type="float" office:value="48" calcext:value-type="float">
            <text:p>48</text:p>
          </table:table-cell>
          <table:table-cell table:formula="of:=[.K60]+([.$H$15]-[.$H$14])/([.$H$17]-1)" office:value-type="float" office:value="1941.26984126984" calcext:value-type="float">
            <text:p>1941,2698412699</text:p>
          </table:table-cell>
          <table:table-cell table:formula="of:=ROUND([.K61])" office:value-type="float" office:value="1941" calcext:value-type="float">
            <text:p>1941</text:p>
          </table:table-cell>
          <table:table-cell table:number-columns-repeated="4"/>
          <table:table-cell table:formula="of:=[.Q60]+1" office:value-type="float" office:value="48" calcext:value-type="float">
            <text:p>48</text:p>
          </table:table-cell>
          <table:table-cell table:formula="of:=[.R60]+[.$P$18]" office:value-type="float" office:value="1059.02777777778" calcext:value-type="float">
            <text:p>1059,0277777778</text:p>
          </table:table-cell>
          <table:table-cell table:formula="of:=ROUND([.R61])" office:value-type="float" office:value="1059" calcext:value-type="float">
            <text:p>105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1]+1" office:value-type="float" office:value="49" calcext:value-type="float">
            <text:p>49</text:p>
          </table:table-cell>
          <table:table-cell table:formula="of:=[.K61]+([.$H$15]-[.$H$14])/([.$H$17]-1)" office:value-type="float" office:value="1976.19047619048" calcext:value-type="float">
            <text:p>1976,1904761905</text:p>
          </table:table-cell>
          <table:table-cell table:formula="of:=ROUND([.K62])" office:value-type="float" office:value="1976" calcext:value-type="float">
            <text:p>1976</text:p>
          </table:table-cell>
          <table:table-cell table:number-columns-repeated="4"/>
          <table:table-cell table:formula="of:=[.Q61]+1" office:value-type="float" office:value="49" calcext:value-type="float">
            <text:p>49</text:p>
          </table:table-cell>
          <table:table-cell table:formula="of:=[.R61]+[.$P$18]" office:value-type="float" office:value="1128.47222222222" calcext:value-type="float">
            <text:p>1128,4722222222</text:p>
          </table:table-cell>
          <table:table-cell table:formula="of:=ROUND([.R62])"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2]+1" office:value-type="float" office:value="50" calcext:value-type="float">
            <text:p>50</text:p>
          </table:table-cell>
          <table:table-cell table:formula="of:=[.K62]+([.$H$15]-[.$H$14])/([.$H$17]-1)" office:value-type="float" office:value="2011.11111111111" calcext:value-type="float">
            <text:p>2011,1111111111</text:p>
          </table:table-cell>
          <table:table-cell table:formula="of:=ROUND([.K63])" office:value-type="float" office:value="2011" calcext:value-type="float">
            <text:p>2011</text:p>
          </table:table-cell>
          <table:table-cell table:number-columns-repeated="4"/>
          <table:table-cell table:formula="of:=[.Q62]+1" office:value-type="float" office:value="50" calcext:value-type="float">
            <text:p>50</text:p>
          </table:table-cell>
          <table:table-cell table:formula="of:=[.R62]+[.$P$18]" office:value-type="float" office:value="1197.91666666667" calcext:value-type="float">
            <text:p>1197,9166666667</text:p>
          </table:table-cell>
          <table:table-cell table:formula="of:=ROUND([.R63])"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3]+1" office:value-type="float" office:value="51" calcext:value-type="float">
            <text:p>51</text:p>
          </table:table-cell>
          <table:table-cell table:formula="of:=[.K63]+([.$H$15]-[.$H$14])/([.$H$17]-1)" office:value-type="float" office:value="2046.03174603175" calcext:value-type="float">
            <text:p>2046,0317460318</text:p>
          </table:table-cell>
          <table:table-cell table:formula="of:=ROUND([.K64])" office:value-type="float" office:value="2046" calcext:value-type="float">
            <text:p>2046</text:p>
          </table:table-cell>
          <table:table-cell table:number-columns-repeated="4"/>
          <table:table-cell table:formula="of:=[.Q63]+1" office:value-type="float" office:value="51" calcext:value-type="float">
            <text:p>51</text:p>
          </table:table-cell>
          <table:table-cell table:formula="of:=[.R63]+[.$P$18]" office:value-type="float" office:value="1267.36111111111" calcext:value-type="float">
            <text:p>1267,3611111111</text:p>
          </table:table-cell>
          <table:table-cell table:formula="of:=ROUND([.R64])"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4]+1" office:value-type="float" office:value="52" calcext:value-type="float">
            <text:p>52</text:p>
          </table:table-cell>
          <table:table-cell table:formula="of:=[.K64]+([.$H$15]-[.$H$14])/([.$H$17]-1)" office:value-type="float" office:value="2080.95238095238" calcext:value-type="float">
            <text:p>2080,9523809524</text:p>
          </table:table-cell>
          <table:table-cell table:formula="of:=ROUND([.K65])" office:value-type="float" office:value="2081" calcext:value-type="float">
            <text:p>2081</text:p>
          </table:table-cell>
          <table:table-cell table:number-columns-repeated="4"/>
          <table:table-cell table:formula="of:=[.Q64]+1" office:value-type="float" office:value="52" calcext:value-type="float">
            <text:p>52</text:p>
          </table:table-cell>
          <table:table-cell table:formula="of:=[.R64]+[.$P$18]" office:value-type="float" office:value="1336.80555555555" calcext:value-type="float">
            <text:p>1336,8055555556</text:p>
          </table:table-cell>
          <table:table-cell table:formula="of:=ROUND([.R65])"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5]+1" office:value-type="float" office:value="53" calcext:value-type="float">
            <text:p>53</text:p>
          </table:table-cell>
          <table:table-cell table:formula="of:=[.K65]+([.$H$15]-[.$H$14])/([.$H$17]-1)" office:value-type="float" office:value="2115.87301587302" calcext:value-type="float">
            <text:p>2115,873015873</text:p>
          </table:table-cell>
          <table:table-cell table:formula="of:=ROUND([.K66])" office:value-type="float" office:value="2116" calcext:value-type="float">
            <text:p>2116</text:p>
          </table:table-cell>
          <table:table-cell table:number-columns-repeated="4"/>
          <table:table-cell table:formula="of:=[.Q65]+1" office:value-type="float" office:value="53" calcext:value-type="float">
            <text:p>53</text:p>
          </table:table-cell>
          <table:table-cell table:formula="of:=[.R65]+[.$P$18]" office:value-type="float" office:value="1406.25" calcext:value-type="float">
            <text:p>1406,25</text:p>
          </table:table-cell>
          <table:table-cell table:formula="of:=ROUND([.R66])"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6]+1" office:value-type="float" office:value="54" calcext:value-type="float">
            <text:p>54</text:p>
          </table:table-cell>
          <table:table-cell table:formula="of:=[.K66]+([.$H$15]-[.$H$14])/([.$H$17]-1)" office:value-type="float" office:value="2150.79365079365" calcext:value-type="float">
            <text:p>2150,7936507937</text:p>
          </table:table-cell>
          <table:table-cell table:formula="of:=ROUND([.K67])" office:value-type="float" office:value="2151" calcext:value-type="float">
            <text:p>2151</text:p>
          </table:table-cell>
          <table:table-cell table:number-columns-repeated="4"/>
          <table:table-cell table:formula="of:=[.Q66]+1" office:value-type="float" office:value="54" calcext:value-type="float">
            <text:p>54</text:p>
          </table:table-cell>
          <table:table-cell table:formula="of:=[.R66]+[.$P$18]" office:value-type="float" office:value="1475.69444444444" calcext:value-type="float">
            <text:p>1475,6944444445</text:p>
          </table:table-cell>
          <table:table-cell table:formula="of:=ROUND([.R67])"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7]+1" office:value-type="float" office:value="55" calcext:value-type="float">
            <text:p>55</text:p>
          </table:table-cell>
          <table:table-cell table:formula="of:=[.K67]+([.$H$15]-[.$H$14])/([.$H$17]-1)" office:value-type="float" office:value="2185.71428571429" calcext:value-type="float">
            <text:p>2185,7142857143</text:p>
          </table:table-cell>
          <table:table-cell table:formula="of:=ROUND([.K68])" office:value-type="float" office:value="2186" calcext:value-type="float">
            <text:p>2186</text:p>
          </table:table-cell>
          <table:table-cell table:number-columns-repeated="4"/>
          <table:table-cell table:formula="of:=[.Q67]+1" office:value-type="float" office:value="55" calcext:value-type="float">
            <text:p>55</text:p>
          </table:table-cell>
          <table:table-cell table:formula="of:=[.R67]+[.$P$18]" office:value-type="float" office:value="1545.13888888889" calcext:value-type="float">
            <text:p>1545,1388888889</text:p>
          </table:table-cell>
          <table:table-cell table:formula="of:=ROUND([.R68])"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8]+1" office:value-type="float" office:value="56" calcext:value-type="float">
            <text:p>56</text:p>
          </table:table-cell>
          <table:table-cell table:formula="of:=[.K68]+([.$H$15]-[.$H$14])/([.$H$17]-1)" office:value-type="float" office:value="2220.63492063492" calcext:value-type="float">
            <text:p>2220,6349206349</text:p>
          </table:table-cell>
          <table:table-cell table:formula="of:=ROUND([.K69])" office:value-type="float" office:value="2221" calcext:value-type="float">
            <text:p>2221</text:p>
          </table:table-cell>
          <table:table-cell table:number-columns-repeated="4"/>
          <table:table-cell table:formula="of:=[.Q68]+1" office:value-type="float" office:value="56" calcext:value-type="float">
            <text:p>56</text:p>
          </table:table-cell>
          <table:table-cell table:formula="of:=[.R68]+[.$P$18]" office:value-type="float" office:value="1614.58333333333" calcext:value-type="float">
            <text:p>1614,5833333333</text:p>
          </table:table-cell>
          <table:table-cell table:formula="of:=ROUND([.R69])" office:value-type="float" office:value="1615" calcext:value-type="float">
            <text:p>161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69]+1" office:value-type="float" office:value="57" calcext:value-type="float">
            <text:p>57</text:p>
          </table:table-cell>
          <table:table-cell table:formula="of:=[.K69]+([.$H$15]-[.$H$14])/([.$H$17]-1)" office:value-type="float" office:value="2255.55555555555" calcext:value-type="float">
            <text:p>2255,5555555556</text:p>
          </table:table-cell>
          <table:table-cell table:formula="of:=ROUND([.K70])" office:value-type="float" office:value="2256" calcext:value-type="float">
            <text:p>2256</text:p>
          </table:table-cell>
          <table:table-cell table:number-columns-repeated="4"/>
          <table:table-cell table:formula="of:=[.Q69]+1" office:value-type="float" office:value="57" calcext:value-type="float">
            <text:p>57</text:p>
          </table:table-cell>
          <table:table-cell table:formula="of:=[.R69]+[.$P$18]" office:value-type="float" office:value="1684.02777777778" calcext:value-type="float">
            <text:p>1684,0277777778</text:p>
          </table:table-cell>
          <table:table-cell table:formula="of:=ROUND([.R70])"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0]+1" office:value-type="float" office:value="58" calcext:value-type="float">
            <text:p>58</text:p>
          </table:table-cell>
          <table:table-cell table:formula="of:=[.K70]+([.$H$15]-[.$H$14])/([.$H$17]-1)" office:value-type="float" office:value="2290.47619047619" calcext:value-type="float">
            <text:p>2290,4761904762</text:p>
          </table:table-cell>
          <table:table-cell table:formula="of:=ROUND([.K71])" office:value-type="float" office:value="2290" calcext:value-type="float">
            <text:p>2290</text:p>
          </table:table-cell>
          <table:table-cell table:number-columns-repeated="4"/>
          <table:table-cell table:formula="of:=[.Q70]+1" office:value-type="float" office:value="58" calcext:value-type="float">
            <text:p>58</text:p>
          </table:table-cell>
          <table:table-cell table:formula="of:=[.R70]+[.$P$18]" office:value-type="float" office:value="1753.47222222222" calcext:value-type="float">
            <text:p>1753,4722222222</text:p>
          </table:table-cell>
          <table:table-cell table:formula="of:=ROUND([.R71])"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1]+1" office:value-type="float" office:value="59" calcext:value-type="float">
            <text:p>59</text:p>
          </table:table-cell>
          <table:table-cell table:formula="of:=[.K71]+([.$H$15]-[.$H$14])/([.$H$17]-1)" office:value-type="float" office:value="2325.39682539682" calcext:value-type="float">
            <text:p>2325,3968253968</text:p>
          </table:table-cell>
          <table:table-cell table:formula="of:=ROUND([.K72])" office:value-type="float" office:value="2325" calcext:value-type="float">
            <text:p>2325</text:p>
          </table:table-cell>
          <table:table-cell table:number-columns-repeated="4"/>
          <table:table-cell table:formula="of:=[.Q71]+1" office:value-type="float" office:value="59" calcext:value-type="float">
            <text:p>59</text:p>
          </table:table-cell>
          <table:table-cell table:formula="of:=[.R71]+[.$P$18]" office:value-type="float" office:value="1822.91666666666" calcext:value-type="float">
            <text:p>1822,9166666667</text:p>
          </table:table-cell>
          <table:table-cell table:formula="of:=ROUND([.R72])"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2]+1" office:value-type="float" office:value="60" calcext:value-type="float">
            <text:p>60</text:p>
          </table:table-cell>
          <table:table-cell table:formula="of:=[.K72]+([.$H$15]-[.$H$14])/([.$H$17]-1)" office:value-type="float" office:value="2360.31746031746" calcext:value-type="float">
            <text:p>2360,3174603175</text:p>
          </table:table-cell>
          <table:table-cell table:formula="of:=ROUND([.K73])" office:value-type="float" office:value="2360" calcext:value-type="float">
            <text:p>2360</text:p>
          </table:table-cell>
          <table:table-cell table:number-columns-repeated="4"/>
          <table:table-cell table:formula="of:=[.Q72]+1" office:value-type="float" office:value="60" calcext:value-type="float">
            <text:p>60</text:p>
          </table:table-cell>
          <table:table-cell table:formula="of:=[.R72]+[.$P$18]" office:value-type="float" office:value="1892.36111111111" calcext:value-type="float">
            <text:p>1892,3611111111</text:p>
          </table:table-cell>
          <table:table-cell table:formula="of:=ROUND([.R73])"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3]+1" office:value-type="float" office:value="61" calcext:value-type="float">
            <text:p>61</text:p>
          </table:table-cell>
          <table:table-cell table:formula="of:=[.K73]+([.$H$15]-[.$H$14])/([.$H$17]-1)" office:value-type="float" office:value="2395.23809523809" calcext:value-type="float">
            <text:p>2395,2380952381</text:p>
          </table:table-cell>
          <table:table-cell table:formula="of:=ROUND([.K74])" office:value-type="float" office:value="2395" calcext:value-type="float">
            <text:p>2395</text:p>
          </table:table-cell>
          <table:table-cell table:number-columns-repeated="4"/>
          <table:table-cell table:formula="of:=[.Q73]+1" office:value-type="float" office:value="61" calcext:value-type="float">
            <text:p>61</text:p>
          </table:table-cell>
          <table:table-cell table:formula="of:=[.R73]+[.$P$18]" office:value-type="float" office:value="1961.80555555555" calcext:value-type="float">
            <text:p>1961,8055555556</text:p>
          </table:table-cell>
          <table:table-cell table:formula="of:=ROUND([.R74])"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4]+1" office:value-type="float" office:value="62" calcext:value-type="float">
            <text:p>62</text:p>
          </table:table-cell>
          <table:table-cell table:formula="of:=[.K74]+([.$H$15]-[.$H$14])/([.$H$17]-1)" office:value-type="float" office:value="2430.15873015873" calcext:value-type="float">
            <text:p>2430,1587301587</text:p>
          </table:table-cell>
          <table:table-cell table:formula="of:=ROUND([.K75])" office:value-type="float" office:value="2430" calcext:value-type="float">
            <text:p>2430</text:p>
          </table:table-cell>
          <table:table-cell table:number-columns-repeated="4"/>
          <table:table-cell table:formula="of:=[.Q74]+1" office:value-type="float" office:value="62" calcext:value-type="float">
            <text:p>62</text:p>
          </table:table-cell>
          <table:table-cell table:formula="of:=[.R74]+[.$P$18]" office:value-type="float" office:value="2031.25" calcext:value-type="float">
            <text:p>2031,25</text:p>
          </table:table-cell>
          <table:table-cell table:formula="of:=ROUND([.R75])"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5]+1" office:value-type="float" office:value="63" calcext:value-type="float">
            <text:p>63</text:p>
          </table:table-cell>
          <table:table-cell table:formula="of:=[.K75]+([.$H$15]-[.$H$14])/([.$H$17]-1)" office:value-type="float" office:value="2465.07936507936" calcext:value-type="float">
            <text:p>2465,0793650794</text:p>
          </table:table-cell>
          <table:table-cell table:formula="of:=ROUND([.K76])" office:value-type="float" office:value="2465" calcext:value-type="float">
            <text:p>2465</text:p>
          </table:table-cell>
          <table:table-cell table:number-columns-repeated="4"/>
          <table:table-cell table:formula="of:=[.Q75]+1" office:value-type="float" office:value="63" calcext:value-type="float">
            <text:p>63</text:p>
          </table:table-cell>
          <table:table-cell table:formula="of:=[.R75]+[.$P$18]" office:value-type="float" office:value="2100.69444444444" calcext:value-type="float">
            <text:p>2100,6944444445</text:p>
          </table:table-cell>
          <table:table-cell table:formula="of:=ROUND([.R76])"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6]+1" office:value-type="float" office:value="64" calcext:value-type="float">
            <text:p>64</text:p>
          </table:table-cell>
          <table:table-cell table:formula="of:=[.K76]+([.$H$15]-[.$H$14])/([.$H$17]-1)" office:value-type="float" office:value="2500" calcext:value-type="float">
            <text:p>2500</text:p>
          </table:table-cell>
          <table:table-cell table:formula="of:=ROUND([.K77])" office:value-type="float" office:value="2500" calcext:value-type="float">
            <text:p>2500</text:p>
          </table:table-cell>
          <table:table-cell table:number-columns-repeated="4"/>
          <table:table-cell table:formula="of:=[.Q76]+1" office:value-type="float" office:value="64" calcext:value-type="float">
            <text:p>64</text:p>
          </table:table-cell>
          <table:table-cell table:formula="of:=[.R76]+[.$P$18]" office:value-type="float" office:value="2170.13888888889" calcext:value-type="float">
            <text:p>2170,1388888889</text:p>
          </table:table-cell>
          <table:table-cell table:formula="of:=ROUND([.R77])" office:value-type="float" office:value="2170" calcext:value-type="float">
            <text:p>21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00-00-00</text:date>, <text:time style:data-style-name="N2" text:time-value="11:54:18.704274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</meta:initial-creator>
    <meta:creation-date>2017-01-08T17:13:49.954101257</meta:creation-date>
    <dc:date>2018-09-23T12:18:45.640304354</dc:date>
    <meta:editing-duration>PT6H52M8S</meta:editing-duration>
    <meta:editing-cycles>6</meta:editing-cycles>
    <meta:generator>LibreOffice/5.1.6.2$Linux_X86_64 LibreOffice_project/10m0$Build-2</meta:generator>
    <meta:document-statistic meta:table-count="1" meta:cell-count="413" meta:object-count="0"/>
  </office:meta>
</office:document-meta>
</file>